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sukuyomo</text:p>
      <text:p text:style-name="P1">Wojownik zrodzony z prawgo oka Izananiego, ktory podczas swoich narodzil posiadl moc ksiezyca. Moc ta jest niezwykla i daje mu mozliwosc z korzystania niezwyklych umiejetnosci.</text:p>
      <text:p text:style-name="P1"/>
      <text:p text:style-name="P1"/>
      <text:p text:style-name="P1">Zblackowanie screnn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41S</meta:editing-duration>
    <meta:editing-cycles>4</meta:editing-cycles>
    <meta:generator>OpenOffice/4.1.5$Win32 OpenOffice.org_project/415m1$Build-9789</meta:generator>
    <dc:date>2018-03-18T15:59:28.06</dc:date>
    <dc:creator>Krystian Kwiatkowski</dc:creator>
    <meta:document-statistic meta:table-count="0" meta:image-count="0" meta:object-count="0" meta:page-count="1" meta:paragraph-count="3" meta:word-count="28" meta:character-count="206"/>
    <meta:user-defined meta:name="Info 1"/>
    <meta:user-defined meta:name="Info 2"/>
    <meta:user-defined meta:name="Info 3"/>
    <meta:user-defined meta:name="Info 4"/>
  </office:meta>
</office:document-meta>
</file>